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aboratory testing conducted by state public health laboratories in Connecticut, Maryland, Pennsylvania and Wisconsin has isolated salmonellae from 53 of 55 samples taken from intact packages of frozen yellow fin tuna scrape from sushi prepared with the implicated scrape tuna product.</text:p>
      <text:p text:style-name="Text_20_body"/>
      <text:p text:style-name="Text_20_body">1-laboratory testing conducted by state public health laboratories in Connecticut , Maryland , Pennsylvania and Wisconsin <text:s/>.</text:p>
      <table:table table:name="Table1" table:style-name="Table1">
        <table:table-column table:style-name="Table1.A" table:number-columns-repeated="2"/>
        <table:table-row>
          <table:table-cell table:style-name="Table1.A1" office:value-type="string">
            <text:p text:style-name="Table_20_Contents">'nn': ['testing-2', 'laboratory-1']</text:p>
          </table:table-cell>
          <table:table-cell table:style-name="Table1.B1" office:value-type="string">
            <text:p text:style-name="Table_20_Contents">testing-2 <text:s text:c="2"/>-- <text:s text:c="2"/>laboratory-1</text:p>
          </table:table-cell>
        </table:table-row>
        <table:table-row>
          <table:table-cell table:style-name="Table1.A2" office:value-type="string">
            <text:p text:style-name="Table_20_Contents">'nsubj': ['conducted-3', 'testing-2']</text:p>
          </table:table-cell>
          <table:table-cell table:style-name="Table1.B2" office:value-type="string">
            <text:p text:style-name="P1">conducted-3 <text:s text:c="2"/>is-Arg0 <text:s text:c="2"/>testing-2</text:p>
          </table:table-cell>
        </table:table-row>
        <table:table-row>
          <table:table-cell table:style-name="Table1.A2" office:value-type="string">
            <text:p text:style-name="Table_20_Contents">'root': ['ROOT-0', 'conducted-3']</text:p>
          </table:table-cell>
          <table:table-cell table:style-name="Table1.B2" office:value-type="string">
            <text:p text:style-name="Table_20_Contents"/>
          </table:table-cell>
        </table:table-row>
        <table:table-row>
          <table:table-cell table:style-name="Table1.A2" office:value-type="string">
            <text:p text:style-name="Table_20_Contents">'nn': ['laboratories-8', 'state-5']</text:p>
          </table:table-cell>
          <table:table-cell table:style-name="Table1.B2" office:value-type="string">
            <text:p text:style-name="Standard">laboratories-8 <text:s text:c="2"/>-- <text:s text:c="2"/>state-5</text:p>
          </table:table-cell>
        </table:table-row>
        <table:table-row>
          <table:table-cell table:style-name="Table1.A2" office:value-type="string">
            <text:p text:style-name="Table_20_Contents">'amod': ['laboratories-8', 'public-6']</text:p>
          </table:table-cell>
          <table:table-cell table:style-name="Table1.B2" office:value-type="string">
            <text:p text:style-name="Standard">laboratories-8 <text:s text:c="2"/>is <text:s text:c="2"/>public-6</text:p>
          </table:table-cell>
        </table:table-row>
        <table:table-row>
          <table:table-cell table:style-name="Table1.A2" office:value-type="string">
            <text:p text:style-name="Table_20_Contents">'nn': ['laboratories-8', 'health-7']</text:p>
          </table:table-cell>
          <table:table-cell table:style-name="Table1.B2" office:value-type="string">
            <text:p text:style-name="Standard">laboratories-8 <text:s text:c="2"/>-- <text:s text:c="2"/>health-7</text:p>
          </table:table-cell>
        </table:table-row>
        <table:table-row>
          <table:table-cell table:style-name="Table1.A2" office:value-type="string">
            <text:p text:style-name="Table_20_Contents">'prep_by': ['conducted-3', 'laboratories-8']</text:p>
          </table:table-cell>
          <table:table-cell table:style-name="Table1.B2" office:value-type="string">
            <text:p text:style-name="Standard"><text:span text:style-name="T1">conducted-3</text:span> <text:s text:c="2"/>by <text:s text:c="2"/>laboratories-8</text:p>
          </table:table-cell>
        </table:table-row>
        <table:table-row>
          <table:table-cell table:style-name="Table1.A2" office:value-type="string">
            <text:p text:style-name="Table_20_Contents">'prep_in': ['conducted-3', 'Connecticut-10']</text:p>
          </table:table-cell>
          <table:table-cell table:style-name="Table1.B2" office:value-type="string">
            <text:p text:style-name="Standard"><text:span text:style-name="T1">conducted-3 </text:span><text:s text:c="2"/>in <text:s text:c="2"/>Connecticut-10</text:p>
          </table:table-cell>
        </table:table-row>
        <table:table-row>
          <table:table-cell table:style-name="Table1.A2" office:value-type="string">
            <text:p text:style-name="Table_20_Contents">'prep_in': ['conducted-3', 'Maryland-12']</text:p>
          </table:table-cell>
          <table:table-cell table:style-name="Table1.B2" office:value-type="string">
            <text:p text:style-name="Standard"><text:span text:style-name="T1">conducted-3</text:span> <text:s text:c="2"/>in <text:s text:c="2"/>Maryland-12</text:p>
          </table:table-cell>
        </table:table-row>
        <table:table-row>
          <table:table-cell table:style-name="Table1.A2" office:value-type="string">
            <text:p text:style-name="Table_20_Contents">'conj_and': ['Connecticut-10', 'Maryland-12']</text:p>
          </table:table-cell>
          <table:table-cell table:style-name="Table1.B2" office:value-type="string">
            <text:p text:style-name="Table_20_Contents"/>
          </table:table-cell>
        </table:table-row>
        <table:table-row>
          <table:table-cell table:style-name="Table1.A2" office:value-type="string">
            <text:p text:style-name="Table_20_Contents">'prep_in': ['conducted-3', 'Pennsylvania-14']</text:p>
          </table:table-cell>
          <table:table-cell table:style-name="Table1.B2" office:value-type="string">
            <text:p text:style-name="Standard"><text:span text:style-name="T1">conducted-3</text:span> <text:s text:c="2"/>in <text:s text:c="2"/>Pennsylvania-14</text:p>
          </table:table-cell>
        </table:table-row>
        <table:table-row>
          <table:table-cell table:style-name="Table1.A2" office:value-type="string">
            <text:p text:style-name="Table_20_Contents">'conj_and': ['Connecticut-10', 'Pennsylvania-14']</text:p>
          </table:table-cell>
          <table:table-cell table:style-name="Table1.B2" office:value-type="string">
            <text:p text:style-name="Table_20_Contents"/>
          </table:table-cell>
        </table:table-row>
        <table:table-row>
          <table:table-cell table:style-name="Table1.A2" office:value-type="string">
            <text:p text:style-name="Table_20_Contents">'prep_in': ['conducted-3', 'Wisconsin-16']</text:p>
          </table:table-cell>
          <table:table-cell table:style-name="Table1.B2" office:value-type="string">
            <text:p text:style-name="Standard"><text:span text:style-name="T1">conducted-3</text:span> <text:s text:c="2"/>in <text:s text:c="2"/>Wisconsin-16</text:p>
          </table:table-cell>
        </table:table-row>
        <table:table-row>
          <table:table-cell table:style-name="Table1.A2" office:value-type="string">
            <text:p text:style-name="Table_20_Contents">'conj_and': ['Connecticut-10', 'Wisconsin-16']</text:p>
          </table:table-cell>
          <table:table-cell table:style-name="Table1.B2" office:value-type="string">
            <text:p text:style-name="Table_20_Contents"/>
          </table:table-cell>
        </table:table-row>
      </table:table>
      <text:p text:style-name="Standard"/>
      <text:p text:style-name="Standard">testing-2 <text:s text:c="2"/>-- <text:s text:c="2"/>laboratory-1</text:p>
      <text:p text:style-name="Standard">laboratories-8 <text:s text:c="2"/>-- <text:s text:c="2"/>state-5</text:p>
      <text:p text:style-name="Standard">laboratories-8 <text:s text:c="2"/>is <text:s text:c="2"/>public-6</text:p>
      <text:p text:style-name="Standard">laboratories-8 <text:s text:c="2"/>-- <text:s text:c="2"/>health-7</text:p>
      <text:p text:style-name="Standard">testing-2 <text:s text:c="2"/>conducted-3-by <text:s text:c="2"/>laboratories-8</text:p>
      <text:p text:style-name="Standard">testing-2 <text:s text:c="2"/>conducted-3-in <text:s text:c="2"/>Connecticut-10</text:p>
      <text:p text:style-name="Standard">testing-2 <text:s text:c="2"/>conducted-3-in <text:s text:c="2"/>Maryland-12</text:p>
      <text:p text:style-name="Standard">testing-2 <text:s text:c="2"/>conducted-3-in <text:s text:c="2"/>Pennsylvania-14</text:p>
      <text:p text:style-name="Standard">testing-2 <text:s text:c="2"/>conducted-3-in <text:s text:c="2"/>Wisconsin-16</text:p>
      <text:p text:style-name="Standard"/>
      <text:p text:style-name="Standard"/>
      <text:p text:style-name="Standard"/>
      <text:p text:style-name="Standard">2- laboratory testing isolated salmonellae from 53 of 55 samples <text:s/>.</text:p>
      <text:p text:style-name="Standard"/>
      <table:table table:name="Table2" table:style-name="Table2">
        <table:table-column table:style-name="Table2.A" table:number-columns-repeated="2"/>
        <table:table-row>
          <table:table-cell table:style-name="Table2.A1" office:value-type="string">
            <text:p text:style-name="Standard">'nn': ['testing-2', 'laboratory-1']</text:p>
          </table:table-cell>
          <table:table-cell table:style-name="Table2.B1" office:value-type="string">
            <text:p text:style-name="Standard">testing-2 <text:s text:c="2"/>-- <text:s text:c="2"/>laboratory-1</text:p>
          </table:table-cell>
        </table:table-row>
        <table:table-row>
          <table:table-cell table:style-name="Table2.A2" office:value-type="string">
            <text:p text:style-name="Standard">'nsubj': ['isolated-3', 'testing-2']</text:p>
          </table:table-cell>
          <table:table-cell table:style-name="Table2.B2" office:value-type="string">
            <text:p text:style-name="Standard">isolated-3 <text:s text:c="2"/>is-Arg0 <text:s text:c="2"/>testing-2</text:p>
          </table:table-cell>
        </table:table-row>
        <table:table-row>
          <table:table-cell table:style-name="Table2.A2" office:value-type="string">
            <text:p text:style-name="Standard">'root': ['ROOT-0', 'isolated-3']</text:p>
          </table:table-cell>
          <table:table-cell table:style-name="Table2.B2" office:value-type="string">
            <text:p text:style-name="Table_20_Contents"/>
          </table:table-cell>
        </table:table-row>
        <table:table-row>
          <table:table-cell table:style-name="Table2.A2" office:value-type="string">
            <text:p text:style-name="Standard">'dobj': ['isolated-3', 'salmonellae-4']</text:p>
          </table:table-cell>
          <table:table-cell table:style-name="Table2.B2" office:value-type="string">
            <text:p text:style-name="Standard">isolated-3 <text:s text:c="2"/>is-Arg1 <text:s text:c="2"/>salmonellae-4</text:p>
          </table:table-cell>
        </table:table-row>
        <table:table-row>
          <table:table-cell table:style-name="Table2.A2" office:value-type="string">
            <text:p text:style-name="Standard">'prep_from': ['isolated-3', '53-6']</text:p>
          </table:table-cell>
          <table:table-cell table:style-name="Table2.B2" office:value-type="string">
            <text:p text:style-name="Table_20_Contents">isolated-3 <text:s text:c="2"/>from <text:s text:c="2"/>53-6</text:p>
          </table:table-cell>
        </table:table-row>
        <table:table-row>
          <table:table-cell table:style-name="Table2.A2" office:value-type="string">
            <text:p text:style-name="Standard">'num': ['samples-9', '55-8']</text:p>
          </table:table-cell>
          <table:table-cell table:style-name="Table2.B2" office:value-type="string">
            <text:p text:style-name="Standard">samples-9 <text:s text:c="2"/>number <text:s text:c="2"/>55-8</text:p>
          </table:table-cell>
        </table:table-row>
        <table:table-row>
          <table:table-cell table:style-name="Table2.A2" office:value-type="string">
            <text:p text:style-name="Standard">'prep_of': ['53-6', 'samples-9']}</text:p>
          </table:table-cell>
          <table:table-cell table:style-name="Table2.B2" office:value-type="string">
            <text:p text:style-name="Standard">53-6 <text:s text:c="2"/>of <text:s text:c="2"/>samples-9</text:p>
          </table:table-cell>
        </table:table-row>
      </table:table>
      <text:p text:style-name="Standard"><text:soft-page-break/></text:p>
      <text:p text:style-name="Standard">samples-9 <text:s text:c="2"/>number <text:s text:c="2"/>55-8</text:p>
      <text:p text:style-name="Standard">53-6 <text:s text:c="2"/>of <text:s text:c="2"/>samples-9</text:p>
      <text:p text:style-name="Standard">testing-2 <text:s text:c="2"/>isolated-3-is-Arg1 <text:s text:c="2"/>salmonellae-4</text:p>
      <text:p text:style-name="Standard">testing-2 <text:s text:c="2"/>isolated-3-from <text:s text:c="2"/>53-6</text:p>
      <text:p text:style-name="Standard"/>
      <text:p text:style-name="Standard"/>
      <text:p text:style-name="Standard"/>
      <text:p text:style-name="Standard">3-53 of 55 samples taken from intact packages of frozen yellow fin tuna scrape from sushi <text:s/>.</text:p>
      <text:p text:style-name="Standard"/>
      <table:table table:name="Table3" table:style-name="Table3">
        <table:table-column table:style-name="Table3.A" table:number-columns-repeated="2"/>
        <table:table-row>
          <table:table-cell table:style-name="Table3.A1" office:value-type="string">
            <text:p text:style-name="Standard">'nsubj': ['taken-5', '53-1']</text:p>
          </table:table-cell>
          <table:table-cell table:style-name="Table3.B1" office:value-type="string">
            <text:p text:style-name="Standard">taken-5 <text:s text:c="2"/>is-Arg0 <text:s text:c="2"/>53-1</text:p>
          </table:table-cell>
        </table:table-row>
        <table:table-row>
          <table:table-cell table:style-name="Table3.A2" office:value-type="string">
            <text:p text:style-name="Standard">'num': ['samples-4', '55-3']</text:p>
          </table:table-cell>
          <table:table-cell table:style-name="Table3.B2" office:value-type="string">
            <text:p text:style-name="Standard">samples-4 <text:s text:c="2"/>number <text:s text:c="2"/>55-3</text:p>
          </table:table-cell>
        </table:table-row>
        <table:table-row>
          <table:table-cell table:style-name="Table3.A2" office:value-type="string">
            <text:p text:style-name="Standard">'prep_of': ['53-1', 'samples-4']</text:p>
          </table:table-cell>
          <table:table-cell table:style-name="Table3.B2" office:value-type="string">
            <text:p text:style-name="Standard">53-1 <text:s text:c="2"/>of <text:s text:c="2"/>samples-4</text:p>
          </table:table-cell>
        </table:table-row>
        <table:table-row>
          <table:table-cell table:style-name="Table3.A2" office:value-type="string">
            <text:p text:style-name="Standard">'root': ['ROOT-0', 'taken-5']</text:p>
          </table:table-cell>
          <table:table-cell table:style-name="Table3.B2" office:value-type="string">
            <text:p text:style-name="Table_20_Contents"/>
          </table:table-cell>
        </table:table-row>
        <table:table-row>
          <table:table-cell table:style-name="Table3.A2" office:value-type="string">
            <text:p text:style-name="Standard">'amod': ['packages-8', 'intact-7']</text:p>
          </table:table-cell>
          <table:table-cell table:style-name="Table3.B2" office:value-type="string">
            <text:p text:style-name="Standard">packages-8 <text:s text:c="2"/>is <text:s text:c="2"/>intact-7</text:p>
          </table:table-cell>
        </table:table-row>
        <table:table-row>
          <table:table-cell table:style-name="Table3.A2" office:value-type="string">
            <text:p text:style-name="Standard">'prep_from': ['taken-5', 'packages-8']</text:p>
          </table:table-cell>
          <table:table-cell table:style-name="Table3.B2" office:value-type="string">
            <text:p text:style-name="Standard">taken-5 <text:s text:c="2"/>from <text:s text:c="2"/>packages-8</text:p>
          </table:table-cell>
        </table:table-row>
        <table:table-row>
          <table:table-cell table:style-name="Table3.A2" office:value-type="string">
            <text:p text:style-name="Standard">'amod': ['scrape-14', 'frozen-10']</text:p>
          </table:table-cell>
          <table:table-cell table:style-name="Table3.B2" office:value-type="string">
            <text:p text:style-name="Standard">scrape-14 <text:s text:c="2"/>is <text:s text:c="2"/>frozen-10</text:p>
          </table:table-cell>
        </table:table-row>
        <table:table-row>
          <table:table-cell table:style-name="Table3.A2" office:value-type="string">
            <text:p text:style-name="Standard">'amod': ['scrape-14', 'yellow-11']</text:p>
          </table:table-cell>
          <table:table-cell table:style-name="Table3.B2" office:value-type="string">
            <text:p text:style-name="Standard">scrape-14 <text:s text:c="2"/>is <text:s text:c="2"/>yellow-11</text:p>
          </table:table-cell>
        </table:table-row>
        <table:table-row>
          <table:table-cell table:style-name="Table3.A2" office:value-type="string">
            <text:p text:style-name="Standard">'nn': ['scrape-14', 'fin-12']</text:p>
          </table:table-cell>
          <table:table-cell table:style-name="Table3.B2" office:value-type="string">
            <text:p text:style-name="Standard">scrape-14 <text:s text:c="2"/>-- <text:s text:c="2"/>fin-12</text:p>
          </table:table-cell>
        </table:table-row>
        <table:table-row>
          <table:table-cell table:style-name="Table3.A2" office:value-type="string">
            <text:p text:style-name="Standard">'nn': ['scrape-14', 'tuna-13']</text:p>
          </table:table-cell>
          <table:table-cell table:style-name="Table3.B2" office:value-type="string">
            <text:p text:style-name="Standard">scrape-14 <text:s text:c="2"/>-- <text:s text:c="2"/>tuna-13</text:p>
          </table:table-cell>
        </table:table-row>
        <table:table-row>
          <table:table-cell table:style-name="Table3.A2" office:value-type="string">
            <text:p text:style-name="Standard">'prep_of': ['packages-8', 'scrape-14']</text:p>
          </table:table-cell>
          <table:table-cell table:style-name="Table3.B2" office:value-type="string">
            <text:p text:style-name="Standard">packages-8 <text:s text:c="2"/>of <text:s text:c="2"/>scrape-14</text:p>
          </table:table-cell>
        </table:table-row>
        <table:table-row>
          <table:table-cell table:style-name="Table3.A2" office:value-type="string">
            <text:p text:style-name="Standard">'prep_from': ['taken-5', 'sushi-16']</text:p>
          </table:table-cell>
          <table:table-cell table:style-name="Table3.B2" office:value-type="string">
            <text:p text:style-name="Standard">taken-5 <text:s text:c="2"/>from <text:s text:c="2"/>sushi-16</text:p>
          </table:table-cell>
        </table:table-row>
      </table:table>
      <text:p text:style-name="Standard"/>
      <text:p text:style-name="Standard"></text:p>
      <text:p text:style-name="Standard"/>
      <text:p text:style-name="Standard"/>
      <text:p text:style-name="Standard">4- sushi prepared with the scrape tuna product <text:s/>.</text:p>
      <table:table table:name="Table4" table:style-name="Table4">
        <table:table-column table:style-name="Table4.A" table:number-columns-repeated="2"/>
        <table:table-row>
          <table:table-cell table:style-name="Table4.A1" office:value-type="string">
            <text:p text:style-name="Standard">'nsubj': ['prepared-2', 'sushi-1']</text:p>
          </table:table-cell>
          <table:table-cell table:style-name="Table4.B1" office:value-type="string">
            <text:p text:style-name="Standard">prepared-2 <text:s text:c="2"/>is-Arg0 <text:s text:c="2"/>sushi-1</text:p>
          </table:table-cell>
        </table:table-row>
        <table:table-row>
          <table:table-cell table:style-name="Table4.A2" office:value-type="string">
            <text:p text:style-name="Standard">'root': ['ROOT-0', 'prepared-2']</text:p>
          </table:table-cell>
          <table:table-cell table:style-name="Table4.B2" office:value-type="string">
            <text:p text:style-name="Table_20_Contents"/>
          </table:table-cell>
        </table:table-row>
        <table:table-row>
          <table:table-cell table:style-name="Table4.A2" office:value-type="string">
            <text:p text:style-name="Standard">'det': ['product-7', 'the-4']</text:p>
          </table:table-cell>
          <table:table-cell table:style-name="Table4.B2" office:value-type="string">
            <text:p text:style-name="Standard"/>
          </table:table-cell>
        </table:table-row>
        <table:table-row>
          <table:table-cell table:style-name="Table4.A2" office:value-type="string">
            <text:p text:style-name="Standard">'nn': ['product-7', 'scrape-5']</text:p>
          </table:table-cell>
          <table:table-cell table:style-name="Table4.B2" office:value-type="string">
            <text:p text:style-name="Standard">product-7 <text:s text:c="2"/>-- <text:s text:c="2"/>scrape-5</text:p>
          </table:table-cell>
        </table:table-row>
        <table:table-row>
          <table:table-cell table:style-name="Table4.A2" office:value-type="string">
            <text:p text:style-name="Standard">'nn': ['product-7', 'tuna-6']</text:p>
          </table:table-cell>
          <table:table-cell table:style-name="Table4.B2" office:value-type="string">
            <text:p text:style-name="Standard">product-7 <text:s text:c="2"/>-- <text:s text:c="2"/>tuna-6</text:p>
          </table:table-cell>
        </table:table-row>
        <table:table-row>
          <table:table-cell table:style-name="Table4.A2" office:value-type="string">
            <text:p text:style-name="Standard">'prep_with': ['prepared-2', 'product-7']</text:p>
          </table:table-cell>
          <table:table-cell table:style-name="Table4.B2" office:value-type="string">
            <text:p text:style-name="Standard">prepared-2 <text:s text:c="2"/>with <text:s text:c="2"/>product-7</text:p>
          </table:table-cell>
        </table:table-row>
      </table:table>
      <text:p text:style-name="Standard"/>
      <text:p text:style-name="Standard"/>
      <text:p text:style-name="Standard"/>
      <text:p text:style-name="Standard">5-the implicated scrape tuna product <text:s/>.</text:p>
      <text:p text:style-name="Standard"/>
      <table:table table:name="Table5" table:style-name="Table5">
        <table:table-column table:style-name="Table5.A" table:number-columns-repeated="2"/>
        <table:table-row>
          <table:table-cell table:style-name="Table5.A1" office:value-type="string">
            <text:p text:style-name="Standard">'det': ['product-5', 'the-1']</text:p>
          </table:table-cell>
          <table:table-cell table:style-name="Table5.B1" office:value-type="string">
            <text:p text:style-name="Table_20_Contents"/>
          </table:table-cell>
        </table:table-row>
        <table:table-row>
          <table:table-cell table:style-name="Table5.A2" office:value-type="string">
            <text:p text:style-name="Standard">'amod': ['product-5', 'implicated-2']</text:p>
          </table:table-cell>
          <table:table-cell table:style-name="Table5.B2" office:value-type="string">
            <text:p text:style-name="Standard">product-5 <text:s text:c="2"/>is <text:s text:c="2"/>implicated-2</text:p>
          </table:table-cell>
        </table:table-row>
        <table:table-row>
          <table:table-cell table:style-name="Table5.A2" office:value-type="string">
            <text:p text:style-name="Standard">'nn': ['product-5', 'scrape-3']</text:p>
          </table:table-cell>
          <table:table-cell table:style-name="Table5.B2" office:value-type="string">
            <text:p text:style-name="Standard">product-5 <text:s text:c="2"/>-- <text:s text:c="2"/>scrape-3</text:p>
          </table:table-cell>
        </table:table-row>
        <table:table-row>
          <table:table-cell table:style-name="Table5.A2" office:value-type="string">
            <text:p text:style-name="Standard">'nn': ['product-5', 'tuna-4']</text:p>
          </table:table-cell>
          <table:table-cell table:style-name="Table5.B2" office:value-type="string">
            <text:p text:style-name="Standard">product-5 <text:s text:c="2"/>-- <text:s text:c="2"/>tuna-4</text:p>
          </table:table-cell>
        </table:table-row>
        <table:table-row>
          <table:table-cell table:style-name="Table5.A2" office:value-type="string">
            <text:p text:style-name="Standard">'root': ['ROOT-0', 'product-5']</text:p>
          </table:table-cell>
          <table:table-cell table:style-name="Table5.B2" office:value-type="string">
            <text:p text:style-name="Table_20_Contents"/>
          </table:table-cell>
        </table:table-row>
      </table:table>
      <text:p text:style-name="Standard"><text:soft-page-break/></text:p>
      <text:p text:style-name="Standard">product-5 <text:s text:c="2"/>is <text:s text:c="2"/>implicated-2</text:p>
      <text:p text:style-name="Standard">product-5 <text:s text:c="2"/>-- <text:s text:c="2"/>scrape-3</text:p>
      <text:p text:style-name="Standard">product-5 <text:s text:c="2"/>-- <text:s text:c="2"/>tuna-4</text:p>
      <text:p text:style-name="Standard"/>
      <text:p text:style-name="Standard"/>
      <text:p text:style-name="Standard"/>
      <text:p text:style-name="Standard"/>
      <text:p text:style-name="Standard"/>
      <text:p text:style-name="Standard"/>
      <text:p text:style-name="Standard"></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ia </meta:initial-creator>
    <meta:creation-date>2013-01-27T12:10:26</meta:creation-date>
    <dc:date>2013-01-28T11:54:30</dc:date>
    <dc:creator>kimia </dc:creator>
    <meta:editing-duration>PT23H33M30S</meta:editing-duration>
    <meta:editing-cycles>2</meta:editing-cycles>
    <meta:generator>LibreOffice/3.5$Linux_X86_64 LibreOffice_project/350m1$Build-2</meta:generator>
    <meta:document-statistic meta:table-count="5" meta:image-count="0" meta:object-count="0" meta:page-count="3" meta:paragraph-count="102" meta:word-count="383" meta:character-count="3727" meta:non-whitespace-character-count="3187"/>
  </office:meta>
</office:document-meta>
</file>